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2">
      <style:paragraph-properties fo:text-align="start" style:justify-single-word="false"/>
      <style:text-properties officeooo:rsid="0056c9e4" officeooo:paragraph-rsid="000fd12b"/>
    </style:style>
    <style:style style:name="P2" style:family="paragraph" style:parent-style-name="Text_20_body" style:list-style-name="L3">
      <style:paragraph-properties fo:text-align="start" style:justify-single-word="false"/>
      <style:text-properties officeooo:rsid="0056c9e4" officeooo:paragraph-rsid="000fd12b"/>
    </style:style>
    <style:style style:name="P3" style:family="paragraph" style:parent-style-name="Text_20_body">
      <style:paragraph-properties fo:text-align="start" style:justify-single-word="false"/>
      <style:text-properties officeooo:rsid="0056c9e4" officeooo:paragraph-rsid="000fd12b"/>
    </style:style>
    <style:style style:name="P4" style:family="paragraph" style:parent-style-name="Text_20_body">
      <style:text-properties officeooo:rsid="00553bd8" officeooo:paragraph-rsid="000fd12b"/>
    </style:style>
    <style:style style:name="P5" style:family="paragraph" style:parent-style-name="Überschrift_20_3_20_ohne_20_Nummer">
      <style:paragraph-properties fo:break-before="page"/>
      <style:text-properties officeooo:rsid="00553bd8" officeooo:paragraph-rsid="000fd12b"/>
    </style:style>
    <style:style style:name="T1" style:family="text">
      <style:text-properties fo:color="#6666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Aufgaben Informationen wieder Auffinden</text:h>
      <text:p text:style-name="P4">Im zweiten Teil der Benutzerstudie mussten die Testpersonen verschiedene Informationen in beiden Systemen wieder auffinden. Die Informationen die gefunden werden sollten sind in zwei Gruppen geteilt die die Testpersonen jeweils wechselnd in LinkFlow und in der herkömmlichen Umgebung auffinden sollten.</text:p>
      <text:p text:style-name="P4"/>
      <text:p text:style-name="P4">Gruppe A:</text:p>
      <text:list xml:id="list1042917341" text:style-name="L2">
        <text:list-item>
          <text:p text:style-name="P1">Du hattest einen Artikel über ein Auto. Kannst du mir das bitte mal zeigen?<text:line-break/><text:span text:style-name="T1">Datei: 911.pdf</text:span></text:p>
        </text:list-item>
        <text:list-item>
          <text:p text:style-name="P1">Von deiner Krankenkasse hast du eine wichtige Datei bekommen. Kannst du die bitte kurz raus suchen?<text:line-break/><text:span text:style-name="T1">Datei: Versicherungsschein.pdf</text:span></text:p>
        </text:list-item>
        <text:list-item>
          <text:p text:style-name="P1">Wofür brauchst du den Versicherungsschein unbedingt? Zeige mir die Information.<text:line-break/><text:span text:style-name="T1">Termin: Zahnarztprophylaxe</text:span></text:p>
        </text:list-item>
        <text:list-item>
          <text:p text:style-name="P1">Da hast ein paar Lese-Vorschläge bekommen. Kannst du sie mir zeigen?<text:line-break/><text:span text:style-name="T1">Notiz: Buchvorschläge</text:span></text:p>
        </text:list-item>
        <text:list-item>
          <text:p text:style-name="P1">Dann gab es da so schöne Urlaubsfotos. Wäre klasse wenn du die kurz aufrufen kannst.<text:line-break/><text:span text:style-name="T1">Dateien: Urlaubsbilder</text:span></text:p>
        </text:list-item>
        <text:list-item>
          <text:p text:style-name="P1">Weil wir gerade beim Thema Urlaub sind: Was solltest du für den Urlaub noch erledigen?<text:line-break/><text:span text:style-name="T1">Aufgabe: Unterkunft London buchen</text:span></text:p>
        </text:list-item>
        <text:list-item>
          <text:p text:style-name="P1">Was wolltest du beim Packen für den nächsten Urlaub auf keinen Fall vergessen?<text:line-break/><text:span text:style-name="T1">Notiz: Packliste von Dingen die man <text:s/>nicht Vergessen wollte</text:span></text:p>
        </text:list-item>
      </text:list>
      <text:p text:style-name="P3"><text:span text:style-name="T1"/></text:p>
      <text:p text:style-name="P4">Gruppe B:</text:p>
      <text:list xml:id="list3285683837" text:style-name="L3">
        <text:list-item>
          <text:p text:style-name="P2">Du hattest eine schöne Datei zum Thema Weltraum. Zeig sie mir doch bitte.<text:line-break/><text:span text:style-name="T1">Datei: Space.jpg</text:span></text:p>
        </text:list-item>
        <text:list-item>
          <text:p text:style-name="P2">Finde das Planungstreffen „Bessere Welt“.<text:line-break/><text:span text:style-name="T1">Termin: Planungstreffen „Bessere Welt“</text:span></text:p>
        </text:list-item>
        <text:list-item>
          <text:p text:style-name="P2">Welche Sachen solltest du zum Planungstreffen mitbringen? Finde sie.<text:line-break/><text:span text:style-name="T1">Dateien: Seedbombs.pdf, Kenia.pptx</text:span></text:p>
        </text:list-item>
        <text:list-item>
          <text:p text:style-name="P2">Die Seedbombs-Anleitung war auch noch für etwas anderes wichtig. Was solltest du erledigen das mit den Seedbombs zu tun hat?<text:line-break/><text:span text:style-name="T1">Aufgabe: Samen kaufen</text:span></text:p>
        </text:list-item>
        <text:list-item>
          <text:p text:style-name="P2">Was solltest du noch für die „Urban Gardening Guerilla“ erledigen? Finde die Information.<text:line-break/><text:span text:style-name="T1">Aufgabe: Steffi Bescheid geben</text:span></text:p>
        </text:list-item>
        <text:list-item>
          <text:p text:style-name="P2"><text:soft-page-break/>Dafür brauchst du den Kontakt zu Steffi. Finde ihn.<text:line-break/><text:span text:style-name="T1">Kontakt: Steffi</text:span></text:p>
        </text:list-item>
        <text:list-item>
          <text:p text:style-name="P2">Beim nächsten Urlaub in Frankreich wolltest du unbedingt eine Sehenswürdigkeit anschauen. Was war das?<text:line-break/><text:span text:style-name="T1">Notiz/Kontakt: Passage Verda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Standard" style:next-style-name="Text_20_body" style:default-outline-level="3" style:class="text">
      <style:paragraph-properties fo:margin-top="0.353cm" fo:margin-bottom="0cm" loext:contextual-spacing="false" fo:keep-together="always" fo:keep-with-next="always"/>
      <style:text-properties fo:color="#000000" style:font-name="Calibri" fo:font-family="Calibri" style:font-family-generic="roman" style:font-pitch="variable" fo:font-size="14pt" fo:font-weight="bold" style:font-name-asian="Cambria"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Überschrift_20_3_20_ohne_20_Nummer" style:display-name="Überschrift 3 ohne Nummer" style:family="paragraph" style:parent-style-name="Heading_20_3" style:default-outline-level="3" style:list-style-nam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1:22:32.860903969</meta:creation-date>
    <dc:date>2019-08-07T11:23:12.030660962</dc:date>
    <meta:editing-duration>PT39S</meta:editing-duration>
    <meta:editing-cycles>1</meta:editing-cycles>
    <meta:document-statistic meta:table-count="0" meta:image-count="0" meta:object-count="0" meta:page-count="2" meta:paragraph-count="18" meta:word-count="283" meta:character-count="1906" meta:non-whitespace-character-count="1654"/>
    <meta:generator>LibreOffice/6.2.5.2$Linux_X86_64 LibreOffice_project/20$Build-2</meta:generator>
  </office:meta>
</office:document-meta>
</file>